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8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fiat"/>
          <table:table-cell office:value="30351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fiat"/>
          <table:table-cell office:value="1422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fiat"/>
          <table:table-cell office:value="6940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fiat"/>
          <table:table-cell office:value="46769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04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11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fiat"/>
          <table:table-cell office:value="413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fiat"/>
          <table:table-cell office:value="30351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604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fiat"/>
          <table:table-cell office:value="1422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fiat"/>
          <table:table-cell office:value="413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fiat"/>
          <table:table-cell office:value="6940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fiat"/>
          <table:table-cell office:value="46769.0" office:value-type="float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fiat"/>
          <table:table-cell office:value="12000.0" office:value-type="float" table:style-name="taxable_event_fiat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39000.0" office:value-type="float" table:style-name="highlighted_fiat"/>
          <table:table-cell office:value="13000.0" office:value-type="float" table:style-name="taxable_event_alt_fiat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from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fiat"/>
          <table:table-cell office:value="20.0" office:value-type="float" table:style-name="from_lot_fiat"/>
          <table:table-cell office:value="222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24000.0" office:value-type="float" table:style-name="highlighted_fiat"/>
          <table:table-cell office:value="12000.0" office:value-type="float" table:style-name="taxable_event_alt_fiat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220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1.00000000 of 1.00000000 B2</text:p>
          </table:table-cell>
          <table:table-cell office:value-type="string" table:style-name="from_lot_default">
            <text:p>2020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1/2: 1.0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39000.0" office:value-type="float" table:style-name="highlighted_fiat"/>
          <table:table-cell office:value="13000.0" office:value-type="float" table:style-name="taxable_event_alt_fiat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8" office:value-type="float" table:style-name="taxable_event_percent"/>
          <table:table-cell office:value="5680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1/2: 4.00000000 of 5.00000000 B2</text:p>
          </table:table-cell>
          <table:table-cell office:value-type="string" table:style-name="from_lot_default">
            <text:p>2020-04-01 09:45:00+00:00</text:p>
          </table:table-cell>
          <table:table-cell office:value="1.0" office:value-type="float" table:style-name="from_lot_percent"/>
          <table:table-cell office:value="56400.0" office:value-type="float" table:style-name="from_lot_fiat"/>
          <table:table-cell office:value="400.0" office:value-type="float" table:style-name="from_lot_fiat"/>
          <table:table-cell office:value="5640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1: 4.0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2" office:value-type="float" table:style-name="taxable_event_percent"/>
          <table:table-cell office:value="1420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2/2: 1.00000000 of 5.00000000 B2</text:p>
          </table:table-cell>
          <table:table-cell office:value-type="string" table:style-name="from_lot_alt_default">
            <text:p>2020-03-01 09:45:00+00:00</text:p>
          </table:table-cell>
          <table:table-cell office:value="0.3333333333333333" office:value-type="float" table:style-name="from_lot_alt_percent"/>
          <table:table-cell office:value="13000.0" office:value-type="float" table:style-name="from_lot_alt_fiat"/>
          <table:table-cell office:value="0.0" office:value-type="float" table:style-name="from_lot_alt_fiat"/>
          <table:table-cell office:value="13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1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0.5277044854881267" office:value-type="float" table:style-name="taxable_event_alt_percent"/>
          <table:table-cell office:value="2860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1/3: 2.00000000 of 3.79000000 B2</text:p>
          </table:table-cell>
          <table:table-cell office:value-type="string" table:style-name="from_lot_alt_default">
            <text:p>2020-03-01 09:45:00+00:00</text:p>
          </table:table-cell>
          <table:table-cell office:value="0.6666666666666666" office:value-type="float" table:style-name="from_lot_alt_percent"/>
          <table:table-cell office:value="26000.0" office:value-type="float" table:style-name="from_lot_alt_fiat"/>
          <table:table-cell office:value="0.0" office:value-type="float" table:style-name="from_lot_alt_fiat"/>
          <table:table-cell office:value="26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2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0.2638522427440633" office:value-type="float" table:style-name="taxable_event_alt_percent"/>
          <table:table-cell office:value="1430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2/3: 1.00000000 of 3.79000000 B2</text:p>
          </table:table-cell>
          <table:table-cell office:value-type="string" table:style-name="from_lot_default">
            <text:p>2020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2/2: 1.0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0.20844327176781002" office:value-type="float" table:style-name="taxable_event_alt_percent"/>
          <table:table-cell office:value="11297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3/3: 0.79000000 of 3.79000000 B2</text:p>
          </table:table-cell>
          <table:table-cell office:value-type="string" table:style-name="from_lot_alt_default">
            <text:p>2020-01-01 08:41:00+00:00</text:p>
          </table:table-cell>
          <table:table-cell office:value="0.79" office:value-type="float" table:style-name="from_lot_alt_percent"/>
          <table:table-cell office:value="8769.0" office:value-type="float" table:style-name="from_lot_alt_fiat"/>
          <table:table-cell office:value="79.0" office:value-type="float" table:style-name="from_lot_alt_fiat"/>
          <table:table-cell office:value="8769.0" office:value-type="float" table:style-name="highlighted_fiat"/>
          <table:table-cell office:value="11000.0" office:value-type="float" table:style-name="from_lot_alt_fiat"/>
          <table:table-cell office:value-type="string" table:style-name="from_lot_note_default">
            <text:p>2/2: 0.79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1: 2.01000000 of 2.01000000 B2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fiat"/>
          <table:table-cell office:value="201.0" office:value-type="float" table:style-name="from_lot_border_fiat"/>
          <table:table-cell office:value="30351.0" office:value-type="float" table:style-name="highlighted_border_fiat"/>
          <table:table-cell office:value="15000.0" office:value-type="float" table:style-name="from_lot_border_fiat"/>
          <table:table-cell office:value-type="string" table:style-name="from_lot_note_border_default">
            <text:p>1/1: 2.01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from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fiat"/>
          <table:table-cell office:value="11400.0" office:value-type="float" table:style-name="taxable_event_fiat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1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24000.0" office:value-type="float" table:style-name="highlighted_fiat"/>
          <table:table-cell office:value="12000.0" office:value-type="float" table:style-name="taxable_event_alt_fiat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39000.0" office:value-type="float" table:style-name="highlighted_fiat"/>
          <table:table-cell office:value="13000.0" office:value-type="float" table:style-name="taxable_event_fiat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alt_default">
            <text:p>2020-05-01 14:03:00+00:00</text:p>
          </table:table-cell>
          <table:table-cell office:value="0.004" office:value-type="float" table:style-name="from_lot_alt_percent"/>
          <table:table-cell office:value="302.0" office:value-type="float" table:style-name="from_lot_alt_fiat"/>
          <table:table-cell office:value="2.0" office:value-type="float" table:style-name="from_lot_alt_fiat"/>
          <table:table-cell office:value="302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1/2: 0.02000000 of 5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fiat"/>
          <table:table-cell office:value="21400.0" office:value-type="float" table:style-name="taxable_event_border_fiat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alt_border_default">
            <text:p>2020-05-01 14:03:00+00:00</text:p>
          </table:table-cell>
          <table:table-cell office:value="0.008" office:value-type="float" table:style-name="from_lot_alt_border_percent"/>
          <table:table-cell office:value="604.0" office:value-type="float" table:style-name="from_lot_alt_border_fiat"/>
          <table:table-cell office:value="4.0" office:value-type="float" table:style-name="from_lot_alt_border_fiat"/>
          <table:table-cell office:value="604.0" office:value-type="float" table:style-name="highlighted_border_fiat"/>
          <table:table-cell office:value="15000.0" office:value-type="float" table:style-name="from_lot_alt_border_fiat"/>
          <table:table-cell office:value-type="string" table:style-name="from_lot_note_border_default">
            <text:p>2/2: 0.04000000 of 5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fiat"/>
          <table:table-cell office:value="20.0" office:value-type="float" table:style-name="from_lot_fiat"/>
          <table:table-cell office:value="2220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fiat"/>
          <table:table-cell office:value="12000.0" office:value-type="float" table:style-name="taxable_event_fiat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220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1.00000000 of 1.00000000 B4</text:p>
          </table:table-cell>
          <table:table-cell office:value-type="string" table:style-name="from_lot_default">
            <text:p>2020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1/2: 1.0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39000.0" office:value-type="float" table:style-name="highlighted_fiat"/>
          <table:table-cell office:value="13000.0" office:value-type="float" table:style-name="taxable_event_fiat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8" office:value-type="float" table:style-name="taxable_event_alt_percent"/>
          <table:table-cell office:value="5680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4.00000000 of 5.00000000 B4</text:p>
          </table:table-cell>
          <table:table-cell office:value-type="string" table:style-name="from_lot_default">
            <text:p>2020-04-01 09:45:00+00:00</text:p>
          </table:table-cell>
          <table:table-cell office:value="1.0" office:value-type="float" table:style-name="from_lot_percent"/>
          <table:table-cell office:value="56400.0" office:value-type="float" table:style-name="from_lot_fiat"/>
          <table:table-cell office:value="400.0" office:value-type="float" table:style-name="from_lot_fiat"/>
          <table:table-cell office:value="5640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1: 4.00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" office:value-type="float" table:style-name="taxable_event_alt_percent"/>
          <table:table-cell office:value="1420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1.00000000 of 5.00000000 B4</text:p>
          </table:table-cell>
          <table:table-cell office:value-type="string" table:style-name="from_lot_alt_default">
            <text:p>2020-03-01 09:45:00+00:00</text:p>
          </table:table-cell>
          <table:table-cell office:value="0.3333333333333333" office:value-type="float" table:style-name="from_lot_alt_percent"/>
          <table:table-cell office:value="13000.0" office:value-type="float" table:style-name="from_lot_alt_fiat"/>
          <table:table-cell office:value="0.0" office:value-type="float" table:style-name="from_lot_alt_fiat"/>
          <table:table-cell office:value="13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1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0.5277044854881267" office:value-type="float" table:style-name="taxable_event_percent"/>
          <table:table-cell office:value="2860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3: 2.00000000 of 3.79000000 B4</text:p>
          </table:table-cell>
          <table:table-cell office:value-type="string" table:style-name="from_lot_alt_default">
            <text:p>2020-03-01 09:45:00+00:00</text:p>
          </table:table-cell>
          <table:table-cell office:value="0.6666666666666666" office:value-type="float" table:style-name="from_lot_alt_percent"/>
          <table:table-cell office:value="26000.0" office:value-type="float" table:style-name="from_lot_alt_fiat"/>
          <table:table-cell office:value="0.0" office:value-type="float" table:style-name="from_lot_alt_fiat"/>
          <table:table-cell office:value="260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2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0.2638522427440633" office:value-type="float" table:style-name="taxable_event_percent"/>
          <table:table-cell office:value="1430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2/3: 1.00000000 of 3.79000000 B4</text:p>
          </table:table-cell>
          <table:table-cell office:value-type="string" table:style-name="from_lot_default">
            <text:p>2020-02-01 11:18:00+00:00</text:p>
          </table:table-cell>
          <table:table-cell office:value="0.5" office:value-type="float" table:style-name="from_lot_percent"/>
          <table:table-cell office:value="12000.0" office:value-type="float" table:style-name="from_lot_fiat"/>
          <table:table-cell office:value="0.0" office:value-type="float" table:style-name="from_lot_fiat"/>
          <table:table-cell office:value="12000.0" office:value-type="float" table:style-name="highlighted_fiat"/>
          <table:table-cell office:value="12000.0" office:value-type="float" table:style-name="from_lot_fiat"/>
          <table:table-cell office:value-type="string" table:style-name="from_lot_note_default">
            <text:p>2/2: 1.0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0.20844327176781002" office:value-type="float" table:style-name="taxable_event_percent"/>
          <table:table-cell office:value="11297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3/3: 0.79000000 of 3.79000000 B4</text:p>
          </table:table-cell>
          <table:table-cell office:value-type="string" table:style-name="from_lot_alt_default">
            <text:p>2020-01-01 08:41:00+00:00</text:p>
          </table:table-cell>
          <table:table-cell office:value="0.79" office:value-type="float" table:style-name="from_lot_alt_percent"/>
          <table:table-cell office:value="8769.0" office:value-type="float" table:style-name="from_lot_alt_fiat"/>
          <table:table-cell office:value="79.0" office:value-type="float" table:style-name="from_lot_alt_fiat"/>
          <table:table-cell office:value="8769.0" office:value-type="float" table:style-name="highlighted_fiat"/>
          <table:table-cell office:value="11000.0" office:value-type="float" table:style-name="from_lot_alt_fiat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fiat"/>
          <table:table-cell office:value="2.0" office:value-type="float" table:style-name="from_lot_fiat"/>
          <table:table-cell office:value="302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fiat"/>
          <table:table-cell office:value="201.0" office:value-type="float" table:style-name="from_lot_border_fiat"/>
          <table:table-cell office:value="30351.0" office:value-type="float" table:style-name="highlighted_border_fiat"/>
          <table:table-cell office:value="15000.0" office:value-type="float" table:style-name="from_lot_border_fiat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fiat"/>
          <table:table-cell office:value="4.0" office:value-type="float" table:style-name="from_lot_fiat"/>
          <table:table-cell office:value="604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23:30:07.585627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09T15:10:48.635079</dc:date>
    <meta:editing-duration>P1DT9H29S</meta:editing-duration>
    <meta:editing-cycles>96</meta:editing-cycles>
    <meta:generator>http://pypi.python.org/pypi/ezodf/0.1.0$Python3.8.10 (default, Nov 26 2021, 20:14:08) 
[GCC 9.3.0]</meta:generator>
    <meta:document-statistic meta:table-count="14" meta:cell-count="522" meta:object-count="0"/>
  </office:meta>
</office:document-meta>
</file>